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.616cm" style:contextual-spacing="false" fo:text-indent="0cm" style:auto-text-indent="false"/>
    </style:style>
    <style:style style:name="P3" style:family="paragraph" style:parent-style-name="Default">
      <style:paragraph-properties fo:margin-left="0cm" fo:margin-right="0cm" fo:margin-top="0cm" fo:margin-bottom="0.295cm" style:contextual-spacing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95cm" style:contextual-spacing="false" fo:text-indent="0cm" style:auto-text-indent="false"/>
    </style:style>
    <style:style style:name="P5" style:family="paragraph" style:parent-style-name="Default">
      <style:paragraph-properties fo:margin-left="0cm" fo:margin-right="0cm" fo:margin-top="0cm" fo:margin-bottom="0.649cm" style:contextual-spacing="false" fo:text-indent="0cm" style:auto-text-indent="false"/>
    </style:style>
    <style:style style:name="P6" style:family="paragraph" style:parent-style-name="Default">
      <style:text-properties fo:font-size="11.5pt" style:font-size-asian="11.5pt"/>
    </style:style>
    <style:style style:name="P7" style:family="paragraph" style:parent-style-name="Default">
      <style:text-properties fo:font-size="11.5pt" officeooo:rsid="0008d3e3" style:font-size-asian="11.5pt"/>
    </style:style>
    <style:style style:name="P8" style:family="paragraph" style:parent-style-name="Standard">
      <style:paragraph-properties fo:margin-left="0cm" fo:margin-right="0cm" fo:margin-top="0cm" fo:margin-bottom="0.295cm" style:contextual-spacing="false" fo:text-indent="0cm" style:auto-text-indent="false"/>
      <style:text-properties fo:font-size="11.5pt" officeooo:rsid="0008d3e3" style:font-size-asian="11.5pt"/>
    </style:style>
    <style:style style:name="P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officeooo:rsid="00062e4a" style:font-size-asian="11.5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1.5pt" officeooo:rsid="00062e4a" officeooo:paragraph-rsid="00062e4a" style:font-size-asian="11.5pt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style:font-size-asian="11.5pt"/>
    </style:style>
    <style:style style:name="P12" style:family="paragraph" style:parent-style-name="Default">
      <style:text-properties fo:font-size="11.5pt" fo:font-style="normal" style:font-size-asian="11.5pt" style:font-style-asian="normal"/>
    </style:style>
    <style:style style:name="P13" style:family="paragraph" style:parent-style-name="Default">
      <style:paragraph-properties fo:margin-left="0cm" fo:margin-right="0cm" fo:margin-top="0cm" fo:margin-bottom="0.642cm" style:contextual-spacing="false" fo:text-indent="0cm" style:auto-text-indent="false"/>
      <style:text-properties fo:font-size="11.5pt" fo:font-style="normal" style:font-size-asian="11.5pt" style:font-style-asian="normal"/>
    </style:style>
    <style:style style:name="P1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fo:font-style="normal" style:font-size-asian="11.5pt" style:font-style-asian="normal"/>
    </style:style>
    <style:style style:name="P1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fo:font-style="normal" fo:font-weight="bold" style:font-size-asian="11.5pt" style:font-style-asian="normal" style:font-weight-asian="bold" style:font-weight-complex="bold"/>
    </style:style>
    <style:style style:name="P1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fo:font-weight="bold" style:font-size-asian="11.5pt" style:font-weight-asian="bold" style:font-weight-complex="bold"/>
    </style:style>
    <style:style style:name="P17" style:family="paragraph" style:parent-style-name="Default">
      <style:text-properties officeooo:rsid="00057914" officeooo:paragraph-rsid="00057914"/>
    </style:style>
    <style:style style:name="P18" style:family="paragraph" style:parent-style-name="Standard">
      <style:text-properties officeooo:rsid="00057914" officeooo:paragraph-rsid="00057914"/>
    </style:style>
    <style:style style:name="P1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Default">
      <style:text-properties officeooo:rsid="0008d3e3" officeooo:paragraph-rsid="0008d3e3"/>
    </style:style>
    <style:style style:name="P21" style:family="paragraph" style:parent-style-name="Standard">
      <style:text-properties officeooo:rsid="0008d3e3" officeooo:paragraph-rsid="0008d3e3"/>
    </style:style>
    <style:style style:name="P22" style:family="paragraph" style:parent-style-name="Default">
      <style:paragraph-properties fo:margin-left="0cm" fo:margin-right="0cm" fo:margin-top="0cm" fo:margin-bottom="0.573cm" style:contextual-spacing="false" fo:text-indent="0cm" style:auto-text-indent="false"/>
      <style:text-properties officeooo:paragraph-rsid="0008d3e3"/>
    </style:style>
    <style:style style:name="P23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P26" style:family="paragraph" style:parent-style-name="Default">
      <style:paragraph-properties fo:margin-left="0cm" fo:margin-right="0cm" fo:margin-top="0cm" fo:margin-bottom="0.649cm" style:contextual-spacing="false" fo:text-indent="0cm" style:auto-text-indent="false"/>
      <style:text-properties officeooo:paragraph-rsid="0015b28e"/>
    </style:style>
    <style:style style:name="P27" style:family="paragraph" style:parent-style-name="Standard">
      <style:text-properties fo:color="#0062c4" loext:opacity="100%" officeooo:rsid="0008d3e3" officeooo:paragraph-rsid="0008d3e3"/>
    </style:style>
    <style:style style:name="P28" style:family="paragraph" style:parent-style-name="Standard">
      <style:text-properties fo:color="#0062c4" loext:opacity="100%" officeooo:rsid="00057914" officeooo:paragraph-rsid="00057914"/>
    </style:style>
    <style:style style:name="P29" style:family="paragraph" style:parent-style-name="Standard">
      <style:text-properties fo:color="#0062c4" loext:opacity="100%" style:text-underline-style="solid" style:text-underline-width="auto" style:text-underline-color="font-color" fo:font-weight="bold" officeooo:rsid="0008d3e3" officeooo:paragraph-rsid="0008d3e3" style:font-weight-asian="bold" style:font-weight-complex="bold"/>
    </style:style>
    <style:style style:name="P3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62c4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3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62c4" loext:opacity="100%" fo:font-size="11.5pt" style:font-size-asian="11.5pt"/>
    </style:style>
    <style:style style:name="P32" style:family="paragraph" style:parent-style-name="Standard">
      <style:text-properties style:font-name="Arial" fo:font-weight="bold" officeooo:paragraph-rsid="00057914" style:font-weight-asian="bold" style:font-weight-complex="bold"/>
    </style:style>
    <style:style style:name="P3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font-name="Arial" fo:font-size="11.5pt" fo:font-weight="bold" style:font-size-asian="11.5pt" style:font-weight-asian="bold" style:font-weight-complex="bold"/>
    </style:style>
    <style:style style:name="P34" style:family="paragraph" style:parent-style-name="Default">
      <style:paragraph-properties fo:margin-left="0cm" fo:margin-right="0cm" fo:margin-top="0cm" fo:margin-bottom="0.295cm" style:contextual-spacing="false" fo:text-indent="0cm" style:auto-text-indent="false"/>
      <style:text-properties style:font-name="Arial"/>
    </style:style>
    <style:style style:name="P3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fo:font-size="11.5pt" fo:font-style="normal" style:font-size-asian="11.5pt" style:font-style-asian="normal"/>
    </style:style>
    <style:style style:name="P3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fo:font-style="normal" style:font-size-asian="11.5pt" style:font-style-asian="normal"/>
    </style:style>
    <style:style style:name="P37" style:family="paragraph" style:parent-style-name="Standard" style:list-style-name="L1">
      <style:text-properties fo:color="#0062c4" loext:opacity="100%" officeooo:rsid="0007af90" officeooo:paragraph-rsid="00057914"/>
    </style:style>
    <style:style style:name="P38" style:family="paragraph" style:parent-style-name="Standard" style:list-style-name="L1">
      <style:text-properties fo:color="#0062c4" loext:opacity="100%" officeooo:rsid="0007af90" officeooo:paragraph-rsid="0007af90"/>
    </style:style>
    <style:style style:name="P39" style:family="paragraph" style:parent-style-name="Standard" style:list-style-name="L2">
      <style:text-properties fo:color="#0062c4" loext:opacity="100%" officeooo:rsid="0008d3e3" officeooo:paragraph-rsid="0008d3e3"/>
    </style:style>
    <style:style style:name="P40" style:family="paragraph" style:parent-style-name="Standard" style:list-style-name="L3">
      <style:text-properties fo:color="#0062c4" loext:opacity="100%" officeooo:rsid="0008d3e3" officeooo:paragraph-rsid="0008d3e3"/>
    </style:style>
    <style:style style:name="P41" style:family="paragraph" style:parent-style-name="Standard">
      <style:text-properties fo:color="#0062c4" loext:opacity="100%" fo:font-size="14pt" style:text-underline-style="solid" style:text-underline-width="auto" style:text-underline-color="font-color" fo:font-weight="bold" officeooo:rsid="00057914" officeooo:paragraph-rsid="0005791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295cm" style:contextual-spacing="false" fo:text-indent="0cm" style:auto-text-indent="false"/>
      <style:text-properties style:font-name="Arial" fo:font-size="11.5pt" officeooo:rsid="0008d3e3" style:font-size-asian="11.5pt"/>
    </style:style>
    <style:style style:name="T1" style:family="text">
      <style:text-properties officeooo:rsid="00057914"/>
    </style:style>
    <style:style style:name="T2" style:family="text">
      <style:text-properties fo:font-size="11.5pt" style:font-size-asian="11.5pt"/>
    </style:style>
    <style:style style:name="T3" style:family="text">
      <style:text-properties fo:font-size="11.5pt" officeooo:rsid="0008d3e3" style:font-size-asian="11.5pt"/>
    </style:style>
    <style:style style:name="T4" style:family="text">
      <style:text-properties fo:font-size="11.5pt" officeooo:rsid="0016cae3" style:font-size-asian="11.5pt"/>
    </style:style>
    <style:style style:name="T5" style:family="text">
      <style:text-properties fo:font-size="11.5pt" officeooo:rsid="00196841" style:font-size-asian="11.5pt"/>
    </style:style>
    <style:style style:name="T6" style:family="text">
      <style:text-properties fo:font-size="11.5pt" fo:font-weight="bold" style:font-size-asian="11.5pt" style:font-weight-asian="bold" style:font-weight-complex="bold"/>
    </style:style>
    <style:style style:name="T7" style:family="text">
      <style:text-properties fo:font-size="11.5pt" fo:font-weight="bold" officeooo:rsid="0008d3e3" style:font-size-asian="11.5pt" style:font-weight-asian="bold" style:font-weight-complex="bold"/>
    </style:style>
    <style:style style:name="T8" style:family="text">
      <style:text-properties fo:font-size="11.5pt" fo:font-style="italic" style:font-size-asian="11.5pt" style:font-style-asian="italic"/>
    </style:style>
    <style:style style:name="T9" style:family="text">
      <style:text-properties fo:font-size="11.5pt" fo:font-style="normal" style:font-size-asian="11.5pt" style:font-style-asian="normal"/>
    </style:style>
    <style:style style:name="T10" style:family="text">
      <style:text-properties fo:color="#0062c4" loext:opacity="100%"/>
    </style:style>
    <style:style style:name="T11" style:family="text">
      <style:text-properties fo:color="#0062c4" loext:opacity="100%" fo:font-size="11.5pt" style:font-size-asian="11.5pt"/>
    </style:style>
    <style:style style:name="T12" style:family="text">
      <style:text-properties fo:color="#0062c4" loext:opacity="100%" fo:font-size="11.5pt" officeooo:rsid="00062e4a" style:font-size-asian="11.5pt"/>
    </style:style>
    <style:style style:name="T13" style:family="text">
      <style:text-properties fo:color="#0062c4" loext:opacity="100%" fo:font-size="11.5pt" officeooo:rsid="000dea52" style:font-size-asian="11.5pt"/>
    </style:style>
    <style:style style:name="T14" style:family="text">
      <style:text-properties fo:color="#0062c4" loext:opacity="100%" fo:font-size="11.5pt" officeooo:rsid="001239ee" style:font-size-asian="11.5pt"/>
    </style:style>
    <style:style style:name="T15" style:family="text">
      <style:text-properties fo:color="#0062c4" loext:opacity="100%" fo:font-size="11.5pt" officeooo:rsid="001460ab" style:font-size-asian="11.5pt"/>
    </style:style>
    <style:style style:name="T16" style:family="text">
      <style:text-properties fo:color="#0062c4" loext:opacity="100%" fo:font-size="11.5pt" officeooo:rsid="0015b28e" style:font-size-asian="11.5pt"/>
    </style:style>
    <style:style style:name="T17" style:family="text">
      <style:text-properties fo:color="#0062c4" loext:opacity="100%" fo:font-size="11.5pt" officeooo:rsid="001de7e7" style:font-size-asian="11.5pt"/>
    </style:style>
    <style:style style:name="T18" style:family="text">
      <style:text-properties fo:color="#0062c4" loext:opacity="100%" fo:font-size="11.5pt" officeooo:rsid="001f353c" style:font-size-asian="11.5pt"/>
    </style:style>
    <style:style style:name="T19" style:family="text">
      <style:text-properties fo:color="#0062c4" loext:opacity="100%" fo:font-size="11.5pt" fo:font-style="italic" officeooo:rsid="00062e4a" style:font-size-asian="11.5pt" style:font-style-asian="italic" style:font-style-complex="italic"/>
    </style:style>
    <style:style style:name="T20" style:family="text">
      <style:text-properties fo:color="#0062c4" loext:opacity="100%" style:text-line-through-style="none" style:text-line-through-type="none" style:font-name="Arial1" fo:font-size="11.5pt" style:text-underline-style="none" officeooo:rsid="000f5b6c" style:font-size-asian="11.5pt"/>
    </style:style>
    <style:style style:name="T21" style:family="text">
      <style:text-properties fo:color="#0062c4" loext:opacity="100%" style:text-line-through-style="none" style:text-line-through-type="none" style:font-name="Arial1" fo:font-size="11.5pt" style:text-underline-style="none" officeooo:rsid="0011483e" style:font-size-asian="11.5pt"/>
    </style:style>
    <style:style style:name="T22" style:family="text">
      <style:text-properties fo:color="#0062c4" loext:opacity="100%" style:text-line-through-style="none" style:text-line-through-type="none" style:font-name="Arial1" fo:font-size="11.5pt" style:text-underline-style="none" officeooo:rsid="001f353c" style:font-size-asian="11.5pt"/>
    </style:style>
    <style:style style:name="T23" style:family="text">
      <style:text-properties fo:color="#0062c4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24" style:family="text">
      <style:text-properties fo:color="#0062c4" loext:opacity="100%" style:font-name="Arial1" fo:font-size="11.5pt" officeooo:rsid="001239ee" style:font-size-asian="11.5pt"/>
    </style:style>
    <style:style style:name="T25" style:family="text">
      <style:text-properties fo:color="#0062c4" loext:opacity="100%" style:font-name="Arial1" fo:font-size="11.5pt" officeooo:rsid="00132564" style:font-size-asian="11.5pt"/>
    </style:style>
    <style:style style:name="T26" style:family="text">
      <style:text-properties fo:color="#0062c4" loext:opacity="100%" style:font-name="Arial1" fo:font-size="11.5pt" officeooo:rsid="001460ab" style:font-size-asian="11.5pt"/>
    </style:style>
    <style:style style:name="T27" style:family="text">
      <style:text-properties fo:color="#0062c4" loext:opacity="100%" style:font-name="Arial1" fo:font-size="11.5pt" officeooo:rsid="001de7e7" style:font-size-asian="11.5pt"/>
    </style:style>
    <style:style style:name="T28" style:family="text">
      <style:text-properties fo:color="#0062c4" loext:opacity="100%" style:font-name="Arial1" fo:font-size="11.5pt" officeooo:rsid="001f353c" style:font-size-asian="11.5pt"/>
    </style:style>
    <style:style style:name="T29" style:family="text">
      <style:text-properties fo:color="#0062c4" loext:opacity="100%" style:font-name="Arial1" officeooo:rsid="001239ee"/>
    </style:style>
    <style:style style:name="T30" style:family="text">
      <style:text-properties fo:color="#0062c4" loext:opacity="100%" style:font-name="Arial" fo:font-size="11.5pt" officeooo:rsid="001460ab" style:font-size-asian="11.5pt"/>
    </style:style>
    <style:style style:name="T31" style:family="text">
      <style:text-properties fo:color="#0062c4" loext:opacity="100%" style:font-name="Arial" fo:font-size="11.5pt" officeooo:rsid="0015b28e" style:font-size-asian="11.5pt"/>
    </style:style>
    <style:style style:name="T32" style:family="text">
      <style:text-properties officeooo:rsid="0007af90"/>
    </style:style>
    <style:style style:name="T33" style:family="text">
      <style:text-properties style:text-line-through-style="none" style:text-line-through-type="none" fo:font-size="11.5pt" style:text-underline-style="none" style:font-size-asian="11.5pt"/>
    </style:style>
    <style:style style:name="T34" style:family="text">
      <style:text-properties style:text-line-through-style="none" style:text-line-through-type="none" fo:font-size="11.5pt" style:text-underline-style="none" officeooo:rsid="0008d3e3" style:font-size-asian="11.5pt"/>
    </style:style>
    <style:style style:name="T35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36" style:family="text">
      <style:text-properties fo:color="#0000ff" loext:opacity="100%" fo:font-size="11.5pt" fo:font-weight="bold" style:font-size-asian="11.5pt" style:font-weight-asian="bold" style:font-weight-complex="bold"/>
    </style:style>
    <style:style style:name="T37" style:family="text">
      <style:text-properties fo:color="#365f91" loext:opacity="100%" fo:font-size="11.5pt" fo:font-weight="bold" style:font-size-asian="11.5pt" style:font-weight-asian="bold"/>
    </style:style>
    <style:style style:name="T38" style:family="text">
      <style:text-properties fo:color="#365f91" loext:opacity="100%" fo:font-size="11.5pt" fo:font-weight="bold" officeooo:rsid="0008d3e3" style:font-size-asian="11.5pt" style:font-weight-asian="bold"/>
    </style:style>
    <style:style style:name="T39" style:family="text">
      <style:text-properties fo:color="#365f91" loext:opacity="100%" fo:font-size="11.5pt" fo:font-weight="bold" officeooo:rsid="00196841" style:font-size-asian="11.5pt" style:font-weight-asian="bold"/>
    </style:style>
    <style:style style:name="T40" style:family="text">
      <style:text-properties style:font-name="Calibri" fo:font-size="11.5pt" style:font-size-asian="11.5pt"/>
    </style:style>
    <style:style style:name="T41" style:family="text">
      <style:text-properties officeooo:rsid="001460ab"/>
    </style:style>
    <style:style style:name="T42" style:family="text">
      <style:text-properties officeooo:rsid="0019ffc3"/>
    </style:style>
    <style:style style:name="T43" style:family="text">
      <style:text-properties officeooo:rsid="001c4ed1"/>
    </style:style>
    <style:style style:name="T44" style:family="text">
      <style:text-properties style:font-name="Arial" fo:font-size="11.5pt" fo:font-weight="bold" style:font-size-asian="11.5pt" style:font-weight-asian="bold" style:font-weight-complex="bold"/>
    </style:style>
    <style:style style:name="T45" style:family="text">
      <style:text-properties officeooo:rsid="0020ba1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Ejercicios UD 1 – Formación y Orientación Laboral (FOL)</text:p>
      <text:p text:style-name="P18"/>
      <text:p text:style-name="P32"><text:span text:style-name="T1">1. </text:span><text:span text:style-name="T2">Señala cuáles son los principales tipos de accidentes de trabajo que se producen en tu sector profesional. (0,5 punto)</text:span></text:p>
      <text:p text:style-name="P18"/>
      <text:p text:style-name="P28"><text:span text:style-name="T32">Agravación de enfermedad</text:span><text:span text:style-name="T41">es</text:span><text:span text:style-name="T32"> por </text:span><text:span text:style-name="T41">realización de la actividad</text:span><text:span text:style-name="T32"> laboral </text:span><text:span text:style-name="T41">o por accidente laboral</text:span><text:span text:style-name="T32">(sindrome del túnel carpiano agravado por escribir en teclado, p.e.), c</text:span>aídas a misma o distinta altura, accidentes in itinere <text:span text:style-name="T32">(modalidades presencial y semipresencial)</text:span>.</text:p>
      <text:p text:style-name="P18"/>
      <text:p text:style-name="P17"/>
      <text:p text:style-name="P16">2. Identifica si los siguientes supuestos son accidentes de trabajo: (1 punto) </text:p>
      <text:p text:style-name="P6"/>
      <text:p text:style-name="P2"><text:span text:style-name="T2">a) Accidente de tráfico que sufre un trabajador cuando se dirige hacia el lugar de trabajo tras salir de su domicilio. </text:span><text:span text:style-name="T12">Es accidente </text:span><text:span text:style-name="T19">in itinere</text:span><text:span text:style-name="T12">.</text:span></text:p>
      <text:p text:style-name="P2"><text:span text:style-name="T2">b) Caída de un trabajador desde una plataforma de trabajo en la que había una señal de prohibido el paso. </text:span><text:span text:style-name="T12">No es accidente laboral, existe negligencia o dolo del trabajador al hacer caso omiso de la señal.</text:span></text:p>
      <text:p text:style-name="P1"><text:span text:style-name="T2">c) Lumbalgia de un trabajador que se agrava al empujar una caja. </text:span><text:span text:style-name="T12">Accidente laboral, una enfermedad se agrava al realizar la actividad laboral, </text:span><text:span text:style-name="T17">es imprudencia </text:span><text:span text:style-name="T28">profesional</text:span><text:span text:style-name="T12">.</text:span></text:p>
      <text:p text:style-name="P6"/>
      <text:p text:style-name="P1"><text:span text:style-name="T2">d) Depresión de una trabajadora víctima de acoso laboral por un compañero. </text:span><text:span text:style-name="T27">Un juez podría considerarlo accidente laboral en caso de demostrarse causalidad.</text:span></text:p>
      <text:p text:style-name="P9"/>
      <text:p text:style-name="P16">3. Indica cuáles son las principales enfermedades profesionales propias de tu sector profesional, y señala qué agentes las causan. (0,5 puntos) </text:p>
      <text:p text:style-name="P10"/>
      <text:p text:style-name="P29">Físicas</text:p>
      <text:list xml:id="list235202529" text:style-name="L1">
        <text:list-item>
          <text:p text:style-name="P37">Fatiga visual / pérdida de visión → muchas horas frente a dispositivos retroiluminados (p.e.: pantallas).</text:p>
        </text:list-item>
        <text:list-item>
          <text:p text:style-name="P38">Síndrome del túnel carpiano → muchas horas tecleando y usando el ratón.</text:p>
        </text:list-item>
        <text:list-item>
          <text:p text:style-name="P38">Hipoacusia (sordera) → Al estar rodeado de mucha gente, se tiende a usar auriculares con el volumen alto para escuchar música y concentrarse en la tarea.</text:p>
        </text:list-item>
      </text:list>
      <text:p text:style-name="P27"/>
      <text:p text:style-name="P29">Psíquicas/emocionales</text:p>
      <text:list xml:id="list2706866247" text:style-name="L2">
        <text:list-item>
          <text:p text:style-name="P39">Síndrome de burnout → Estrés prolongado.</text:p>
        </text:list-item>
        <text:list-item>
          <text:p text:style-name="P39">Estrés → El alto nivel de exigencia laboral, los plazos de tiempo y el trabajo por objetivos.</text:p>
        </text:list-item>
        <text:list-item>
          <text:p text:style-name="P39">Efecto Google → uso excesivo de las tecnologías en lugar de memorizar o recordar ciertas informaciones.</text:p>
        </text:list-item>
      </text:list>
      <text:p text:style-name="P21"/>
      <text:p text:style-name="P20"/>
      <text:p text:style-name="P16">4. Señala qué otro tipo de daños, además de los accidentes de trabajo y las enfermedades profesionales, son propios de tu sector profesional. (0,5 puntos)</text:p>
      <text:p text:style-name="P21"/>
      <text:list xml:id="list889245961" text:style-name="L3">
        <text:list-item>
          <text:p text:style-name="P40">Insatisfacción laboral → falta de incentivos en el puesto desarrollado.</text:p>
        </text:list-item>
        <text:list-item>
          <text:p text:style-name="P40">Envejecimiento precoz → exposición prolongada al estrés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0"/>
      <text:p text:style-name="P16">5. Visualiza el vídeo: www.youtube.com/watch?v=0UtceWY3xp8 y responde a las siguientes cuestiones: (2 puntos) </text:p>
      <text:p text:style-name="P6"/>
      <text:p text:style-name="P22"><text:span text:style-name="T2">a) ¿Cuáles son los antecedentes de la prevención de riesgos laborales en nuestro país?<text:line-break/></text:span><text:span text:style-name="T13">La Ley de accidentes laborales, </text:span><text:span text:style-name="T14">el </text:span><text:span text:style-name="T13">Instituto de Reformas Sociales, </text:span><text:span text:style-name="T14">la </text:span><text:span text:style-name="T13">Inspección de Trabajo, </text:span><text:span text:style-name="T14">el s</text:span><text:span text:style-name="T13">eguro de accidentes de trabajo, </text:span><text:span text:style-name="T14">la definición de “</text:span><text:span text:style-name="T13">imprudencia profesional”, </text:span><text:span text:style-name="T14">la </text:span><text:span text:style-name="T13">ley de enfermedades profesionales </text:span><text:span text:style-name="T14">y la</text:span><text:span text:style-name="T13"> inspección médica de trabajo. </text:span><text:span text:style-name="T18">Todo ello es la base para la prevención de riesgos laborales.</text:span></text:p>
      <text:p text:style-name="P22"><text:span text:style-name="T2">b) ¿Cuál es la primera norma de Prevención de Riesgos Laborales en España? <text:line-break/></text:span><text:span text:style-name="T24">La ley de accidentes laborales (de 1900).</text:span><text:span text:style-name="T3"><text:line-break/></text:span><text:span text:style-name="T2"><text:line-break/></text:span><text:span text:style-name="T33">c) Indica cuál es la definición de accidente de trabajo en España. <text:line-break/></text:span><text:span text:style-name="T21">Lesión corporal que el trabajador sufra con ocasión o por consecuencia del trabajo que ejecute por cuenta ajena </text:span><text:span text:style-name="T22">(o propia en el caso de los autónomos).</text:span><text:span text:style-name="T34"><text:line-break/></text:span><text:span text:style-name="T33"><text:line-break/>d) ¿Cuál es la principal causa de la disminución de la siniestralidad laboral, según se deduce del vídeo? <text:line-break/></text:span><text:span text:style-name="T20">Las mejoras en las condiciones laborales (higiene, reducción de horas, ley de accidentes laborales).</text:span><text:span text:style-name="T34"><text:line-break/><text:line-break/><text:line-break/></text:span><text:span text:style-name="T6">6. Visiona el v</text:span><text:span text:style-name="T7">í</text:span><text:span text:style-name="T6">deo siguiente del caso Ardystil: ( 2 puntos) </text:span><text:span text:style-name="T36">www.dailymotion.com/video/xuvbj3 </text:span><text:span text:style-name="T6">y contesta a las siguientes preguntas: </text:span></text:p>
      <text:p text:style-name="P1"><text:span text:style-name="T2">a. ¿En qué consistía el trabajo de la empresa Ardystil?<text:line-break/></text:span><text:span text:style-name="T24">Producción de telas pintadas con pistolas neumáticas.</text:span></text:p>
      <text:p text:style-name="P6"/>
      <text:p text:style-name="P1"><text:span text:style-name="T2">b. ¿Cómo eran las condiciones de trabajo en las empresas dedicadas a la aerografía textil?<text:line-break/></text:span><text:span text:style-name="T24">No se advertía de la peligrosidad de la actividad ni se empleaban las medidas de protección oportunas: </text:span><text:span text:style-name="T28">no usaban EPIs(máscarillas), ni los habitáculos estaban ventilados correctamente</text:span><text:span text:style-name="T24">.</text:span></text:p>
      <text:p text:style-name="P6"/>
      <text:p text:style-name="P11">c. ¿Qué consecuencias tuvo para los trabajadores dichas condiciones de trabajo? </text:p>
      <text:p text:style-name="P7"><text:span text:style-name="T29">La muerte de 6 trabajadores y graves enfermedades pulmonares a un centenar.</text:span><text:line-break/></text:p>
      <text:p text:style-name="P3"><text:span text:style-name="T2">d. ¿En qué año se reconoció como enfermedad profesional y qué consecuencias supuso?<text:line-break/></text:span><text:span text:style-name="T25">En el año 1993 se declaró el síndrome profesional, </text:span><text:span text:style-name="T28">y ello</text:span><text:span text:style-name="T25"> les permitió cobrar una pensión de incapacidad.</text:span><text:span text:style-name="T3"><text:line-break/></text:span><text:span text:style-name="T2"><text:line-break/>e. ¿Crees que las penas impuestas fueron justas?<text:line-break/></text:span><text:span text:style-name="T25">Murieron 5 trabajadores </text:span><text:span text:style-name="T26">y otro centenar resultó gravemente enfermo. La sentencia no contentó prácticamente a nadie y se tardó 11 años en llegar a la misma. Creo que la vida de una persona vale más que unos miles de euros y 6 años de prisión, que al final quedarán saldados con unos pocos años y otros miles de euros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3"/>
      <text:p text:style-name="P33">7. Marcos trabaja como carretillero en un almacén, contratado a través de una </text:p>
      <text:p text:style-name="P4"><text:span text:style-name="T44">ETT. Señala quién debe formarle en materia de prevención de riesgos laborales. (0,5 puntos) </text:span><text:span text:style-name="T3"><text:line-break/><text:line-break/></text:span><text:span text:style-name="T30">Es la propia ETT la que debe formarle en materia de PRL y advertirle de los riesgos que a que estará expuesto en su trabajo. </text:span><text:span text:style-name="T31">Por otra parte, es la empresa usuaria la que deberá facilitarle los EPIs.</text:span></text:p>
      <text:p text:style-name="P42"/>
      <text:p text:style-name="P34"><text:span text:style-name="T38">Test </text:span><text:span text:style-name="T37">de repaso (3 puntos) </text:span><text:span text:style-name="T39">(Nota: Señaladas en azul las respuestas elegidas).</text:span></text:p>
      <text:p text:style-name="P25">1. La prevención de riesgos es el conjunto de medidas adoptadas por la empresa para:</text:p>
      <text:p text:style-name="P25"/>
      <text:p text:style-name="P1"><text:span text:style-name="T23">a) Proteger a los trabajadores de los riesgos de su puesto de trabajo.</text:span><text:span text:style-name="T35"> </text:span></text:p>
      <text:p text:style-name="P24">b) Evaluar los riesgos laborales. </text:p>
      <text:p text:style-name="P24">c) Evitar los riesgos derivados del trabajo. </text:p>
      <text:p text:style-name="P24">d) Cumplir la normativa de prevención de riesgos laborales. </text:p>
      <text:p text:style-name="P23"/>
      <text:p text:style-name="P25">2. La posibilidad de sufrir un daño derivado del trabajo se llama: </text:p>
      <text:p text:style-name="P23"/>
      <text:p text:style-name="P24">a) Accidente de trabajo. </text:p>
      <text:p text:style-name="P24">b) Factor de riesgo. </text:p>
      <text:p text:style-name="P30">c) Riesgos laborales. </text:p>
      <text:p text:style-name="P24">d) Condición de trabajo.</text:p>
      <text:p text:style-name="P8"/>
      <text:p text:style-name="P16">3. Son daños derivados del trabajo: </text:p>
      <text:p text:style-name="P6"/>
      <text:p text:style-name="P11">a) Solo los accidentes de trabajo y las enfermedades profesionales. </text:p>
      <text:p text:style-name="P11">b) Las enfermedades comunes. </text:p>
      <text:p text:style-name="P5"><text:span text:style-name="T11">c) Los accidentes de trabajo, las enfermedades profesionales, el estrés, la fatiga, la insatisfacción y el envejecimiento prematuro.</text:span><text:span text:style-name="T2"> <text:line-break/></text:span><text:span text:style-name="T8">d) </text:span><text:span text:style-name="T9">Solo los accidentes </text:span><text:span text:style-name="T8">in itinere. </text:span></text:p>
      <text:p text:style-name="P15">4. No será calificado como accidente de trabajo cuando: </text:p>
      <text:p text:style-name="P12"/>
      <text:p text:style-name="P13">a) Se produce en el camino de ida y vuelta del domicilio al centro de trabajo y viceversa. <text:line-break/>b) Hay imprudencia profesional del trabajador. <text:line-break/>c) El trabajador tenía una enfermedad previa. <text:line-break/><text:span text:style-name="T10">d) El trabajador actúa con imprudencia temeraria. </text:span></text:p>
      <text:p text:style-name="P15">5. ¿Cuál de los siguientes requisitos es necesario para que exista enfermedad profesional?</text:p>
      <text:p text:style-name="P14"/>
      <text:p text:style-name="P14">a) Debe producirse en trabajadores por cuenta propia. </text:p>
      <text:p text:style-name="P14">b) <text:span text:style-name="T10">Debe venir incluida en el cuadro del Real Decreto1299/2006.</text:span> </text:p>
      <text:p text:style-name="P14">c) Debe producirse en el lugar de trabajo. </text:p>
      <text:p text:style-name="P35">d) Debe producirse como consecuencia del trabajo, aunque no esté incluida en el cuadro de enfermedades profesionales.</text:p>
      <text:p text:style-name="P14"/>
      <text:p text:style-name="P14"/>
      <text:p text:style-name="P14"/>
      <text:p text:style-name="P19"><text:soft-page-break/><text:span text:style-name="T9">6. No es un requisito del accidente </text:span><text:span text:style-name="T8">in itinere </text:span><text:span text:style-name="T9">que: </text:span></text:p>
      <text:p text:style-name="P12"/>
      <text:p text:style-name="P14">a) La principal finalidad del trayecto esté determinada por el trabajo. </text:p>
      <text:p text:style-name="P14">b) Se emplee un tiempo prudencial en el trayecto. </text:p>
      <text:p text:style-name="P14"><text:span text:style-name="T10">c) El trayecto utilizado sea el más corto.</text:span> </text:p>
      <text:p text:style-name="P14">d) El medio de transporte sea normal</text:p>
      <text:p text:style-name="P8"/>
      <text:p text:style-name="P16">7. Indica cuál de las siguientes no es una obligación del empresario en materia de prevención de riesgos laborales:</text:p>
      <text:p text:style-name="P16"/>
      <text:p text:style-name="P11">a) La vigilancia de la salud de sus trabajadores. </text:p>
      <text:p text:style-name="P11"><text:span text:style-name="T10">b) El uso adecuado de los medios empleados en el desarrollo de su actividad.</text:span> </text:p>
      <text:p text:style-name="P11">c) La formación e información sobre los riesgos laborales a los trabajadores. </text:p>
      <text:p text:style-name="P11">d) La adopción de medidas de emergencia. </text:p>
      <text:p text:style-name="P6"/>
      <text:p text:style-name="P16">8. La norma principal que establece las obligaciones y derechos en materia de prevención es:</text:p>
      <text:p text:style-name="P11"/>
      <text:p text:style-name="P11">a) El Estatuto de los Trabajadores. </text:p>
      <text:p text:style-name="P11">b) La Ley General de la Seguridad Social. </text:p>
      <text:p text:style-name="P31">c) La Ley de Prevención de Riesgos Laborales. </text:p>
      <text:p text:style-name="P11">d) El Reglamento de los Servicios de Prevención. </text:p>
      <text:p text:style-name="P6"/>
      <text:p text:style-name="P16">9. La Ley de Prevención de Riesgos Laborales se aplica a: </text:p>
      <text:p text:style-name="P6"/>
      <text:p text:style-name="P31">a) Trabajadores por cuenta ajena. </text:p>
      <text:p text:style-name="P11">b) Policía y seguridad. </text:p>
      <text:p text:style-name="P11">c) Fuerzas armadas. </text:p>
      <text:p text:style-name="P11">d) Funcionarios. </text:p>
      <text:p text:style-name="P8"/>
      <text:p text:style-name="P19"><text:span text:style-name="T2">10. Para poder calificar un accidente como de trabajo qu</text:span><text:span text:style-name="T5">é</text:span><text:span text:style-name="T40"> </text:span><text:span text:style-name="T2">es necesario: </text:span></text:p>
      <text:p text:style-name="P6"/>
      <text:p text:style-name="P26"><text:span text:style-name="T2">a) Que esté incluido en el </text:span><text:span text:style-name="T4">RD</text:span><text:span text:style-name="T2"> que establece el cuadro de enfermedades profesionales. <text:line-break/>b) Que sea en el trabajo por cuenta propia, que haya lesión corporal y que no exista relación causa-efecto entre accidente y trabajo. <text:line-break/></text:span><text:span text:style-name="T11">c) Que sea en el trabajo por cuenta ajena o propia, que haya lesión corporal y que exista relación causa-efecto entre accidente y trabajo.</text:span><text:span text:style-name="T2"> <text:line-break/>d) Que se produzca en el centro de trabajo. </text:span></text:p>
      <text:p text:style-name="P16">11. Cuando un trabajador se incorpora a una empresa, <text:span text:style-name="T42">é</text:span>sta debe: </text:p>
      <text:p text:style-name="P6"/>
      <text:p text:style-name="P11">a) Realizar una evaluación de riesgos de su puesto de trabajo. </text:p>
      <text:p text:style-name="P11">b) Realizarle un reconocimiento médico. </text:p>
      <text:p text:style-name="P11"><text:span text:style-name="T10">c) Informarle y formarle sobre los riesgos a que está expuesto.</text:span> </text:p>
      <text:p text:style-name="P11">d) Presentarle a los encargados de la prevención de la empresa. </text:p>
      <text:p text:style-name="P6"/>
      <text:p text:style-name="P16">12. Señala qué tipo de responsabilidad puede tener el trabajador en materia de prevención: <text:span text:style-name="T43">(la pregunta tiene varias respuestas correctas: </text:span><text:span text:style-name="T45">también civil y penal</text:span><text:span text:style-name="T43">)</text:span></text:p>
      <text:p text:style-name="P11"/>
      <text:p text:style-name="P11">a) Civil.</text:p>
      <text:p text:style-name="P11">b) Penal.</text:p>
      <text:p text:style-name="P11">c) Administrativa. </text:p>
      <text:p text:style-name="P31">d) Disciplinar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1" fo:font-family="Arial" style:font-family-generic="roman" style:font-pitch="variable" fo:font-size="12pt"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cío Blasco</meta:initial-creator>
    <meta:creation-date>2023-10-06T09:55:00</meta:creation-date>
    <dc:date>2023-10-16T18:04:44.959000000</dc:date>
    <meta:editing-duration>PT40M40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84" meta:word-count="1351" meta:character-count="8381" meta:non-whitespace-character-count="7055"/>
  </office:meta>
</office:document-meta>
</file>